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2">
      <style:table-cell-properties style:rotation-angle="45"/>
    </style:style>
    <style:style style:name="ce32" style:family="table-cell" style:parent-style-name="Default" style:data-style-name="N2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6.24986666666666" calcext:value-type="currency">
            <text:p>$6,25</text:p>
          </table:table-cell>
          <table:table-cell/>
          <table:table-cell table:style-name="ce13" office:value-type="currency" office:currency="USD" office:value="55" calcext:value-type="currency">
            <text:p>$55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5.41026666666667" calcext:value-type="currency">
            <text:p>-$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10.3504" calcext:value-type="currency">
            <text:p>-$10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44.6496" calcext:value-type="currency">
            <text:p>$4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99.6496" calcext:value-type="currency">
            <text:p>$99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95.4196" calcext:value-type="currency">
            <text:p>$9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65.2796" calcext:value-type="currency">
            <text:p>$65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110.2796" calcext:value-type="currency">
            <text:p>$11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125.2796" calcext:value-type="currency">
            <text:p>$125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136.2796" calcext:value-type="currency">
            <text:p>$13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149.3396" calcext:value-type="currency">
            <text:p>$149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204.3396" calcext:value-type="currency">
            <text:p>$20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206.4096" calcext:value-type="currency">
            <text:p>$206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209.4096" calcext:value-type="currency">
            <text:p>$20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247.7396" calcext:value-type="currency">
            <text:p>$247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257.9996" calcext:value-type="currency">
            <text:p>$25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268.5896" calcext:value-type="currency">
            <text:p>$268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317.5896" calcext:value-type="currency">
            <text:p>$31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279.6796" calcext:value-type="currency">
            <text:p>$279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278.6796" calcext:value-type="currency">
            <text:p>$2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234.4746" calcext:value-type="currency">
            <text:p>$234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205.2696" calcext:value-type="currency">
            <text:p>$20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152.1546" calcext:value-type="currency">
            <text:p>$152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99.0396000000001" calcext:value-type="currency">
            <text:p>$9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44.0396" calcext:value-type="currency">
            <text:p>$144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42.0396" calcext:value-type="currency">
            <text:p>$14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110.5596" calcext:value-type="currency">
            <text:p>$1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129.1296" calcext:value-type="currency">
            <text:p>$129,1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110.9096" calcext:value-type="currency">
            <text:p>$110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94.6596" calcext:value-type="currency">
            <text:p>$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140.1996" calcext:value-type="currency">
            <text:p>$140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72.4496" calcext:value-type="currency">
            <text:p>$17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204.0496" calcext:value-type="currency">
            <text:p>$204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234.2196" calcext:value-type="currency">
            <text:p>$23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261.8896" calcext:value-type="currency">
            <text:p>$26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301.8896" calcext:value-type="currency">
            <text:p>$30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320.3396" calcext:value-type="currency">
            <text:p>$320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363.6296" calcext:value-type="currency">
            <text:p>$36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323.0896" calcext:value-type="currency">
            <text:p>$323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368.0896" calcext:value-type="currency">
            <text:p>$3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396.7096" calcext:value-type="currency">
            <text:p>$396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331.5396" calcext:value-type="currency">
            <text:p>$33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288.8296" calcext:value-type="currency">
            <text:p>$288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327.4896" calcext:value-type="currency">
            <text:p>$32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333.9296" calcext:value-type="currency">
            <text:p>$333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359.0296" calcext:value-type="currency">
            <text:p>$35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308.0296" calcext:value-type="currency">
            <text:p>$308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259.3896" calcext:value-type="currency">
            <text:p>$25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225.3396" calcext:value-type="currency">
            <text:p>$225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170.0196" calcext:value-type="currency">
            <text:p>$170,0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140.2296" calcext:value-type="currency">
            <text:p>$140,2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150.2296" calcext:value-type="currency">
            <text:p>$150,2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189.7796" calcext:value-type="currency">
            <text:p>$189,7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211.3096" calcext:value-type="currency">
            <text:p>$211,3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252.3696" calcext:value-type="currency">
            <text:p>$252,37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307.3696" calcext:value-type="currency">
            <text:p>$30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284.5096" calcext:value-type="currency">
            <text:p>$284,5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255.6796" calcext:value-type="currency">
            <text:p>$255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83.4596000000001" calcext:value-type="currency">
            <text:p>$83,4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6.4603999999999" calcext:value-type="currency">
            <text:p>-$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77.3804" calcext:value-type="currency">
            <text:p>-$77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office:value-type="float" office:value="85" calcext:value-type="float">
            <text:p>85</text:p>
          </table:table-cell>
          <table:table-cell table:formula="of:=[.F62]+[.E63]" office:value-type="float" office:value="3935" calcext:value-type="float">
            <text:p>3935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H62]+[.G63]" office:value-type="float" office:value="16722" calcext:value-type="float">
            <text:p>16722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21" calcext:value-type="currency">
            <text:p>$21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3]+[.L63]+[.M63]" office:value-type="currency" office:currency="USD" office:value="41" calcext:value-type="currency">
            <text:p>$41,00</text:p>
          </table:table-cell>
          <table:table-cell table:style-name="ce13" table:formula="of:=[.O62]+[.N63]" office:value-type="currency" office:currency="USD" office:value="3473.3804" calcext:value-type="currency">
            <text:p>$3 473,38</text:p>
          </table:table-cell>
          <table:table-cell table:style-name="ce22" table:formula="of:=[.A63]*budgetjour-[.O63]" office:value-type="currency" office:currency="USD" office:value="-63.3804" calcext:value-type="currency">
            <text:p>-$63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string" office:string-value="Las Cruces" calcext:value-type="string">
            <text:p>Las Cruces</text:p>
          </table:table-cell>
          <table:table-cell office:value-type="string" calcext:value-type="string">
            <text:p>Caballo</text:p>
          </table:table-cell>
          <table:table-cell office:value-type="float" office:value="104" calcext:value-type="float">
            <text:p>104</text:p>
          </table:table-cell>
          <table:table-cell table:formula="of:=[.F63]+[.E64]" office:value-type="float" office:value="4039" calcext:value-type="float">
            <text:p>4039</text:p>
          </table:table-cell>
          <table:table-cell table:style-name="Default" office:value-type="float" office:value="428" calcext:value-type="float">
            <text:p>428</text:p>
          </table:table-cell>
          <table:table-cell table:formula="of:=[.H63]+[.G64]" office:value-type="float" office:value="17150" calcext:value-type="float">
            <text:p>17150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Cabine</text:p>
          </table:table-cell>
          <table:table-cell table:style-name="ce13" office:value-type="currency" office:currency="USD" office:value="41.5" calcext:value-type="currency">
            <text:p>$41,50</text:p>
          </table:table-cell>
          <table:table-cell table:style-name="ce13" office:value-type="currency" office:currency="USD" office:value="3.56" calcext:value-type="currency">
            <text:p>$3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4]+[.L64]+[.M64]" office:value-type="currency" office:currency="USD" office:value="45.06" calcext:value-type="currency">
            <text:p>$45,06</text:p>
          </table:table-cell>
          <table:table-cell table:style-name="ce13" table:formula="of:=[.O63]+[.N64]" office:value-type="currency" office:currency="USD" office:value="3518.4404" calcext:value-type="currency">
            <text:p>$3 518,44</text:p>
          </table:table-cell>
          <table:table-cell table:style-name="ce22" table:formula="of:=[.A64]*budgetjour-[.O64]" office:value-type="currency" office:currency="USD" office:value="-53.4404" calcext:value-type="currency">
            <text:p>-$53,4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string" office:string-value="Caballo" calcext:value-type="string">
            <text:p>Caballo</text:p>
          </table:table-cell>
          <table:table-cell office:value-type="string" calcext:value-type="string">
            <text:p>Mimbres</text:p>
          </table:table-cell>
          <table:table-cell office:value-type="float" office:value="88" calcext:value-type="float">
            <text:p>88</text:p>
          </table:table-cell>
          <table:table-cell table:formula="of:=[.F64]+[.E65]" office:value-type="float" office:value="4127" calcext:value-type="float">
            <text:p>4127</text:p>
          </table:table-cell>
          <table:table-cell table:style-name="Default" office:value-type="float" office:value="1576" calcext:value-type="float">
            <text:p>1576</text:p>
          </table:table-cell>
          <table:table-cell table:formula="of:=[.H64]+[.G65]" office:value-type="float" office:value="18726" calcext:value-type="float">
            <text:p>18726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65]+[.L65]+[.M65]" office:value-type="currency" office:currency="USD" office:value="10" calcext:value-type="currency">
            <text:p>$10,00</text:p>
          </table:table-cell>
          <table:table-cell table:style-name="ce13" table:formula="of:=[.O64]+[.N65]" office:value-type="currency" office:currency="USD" office:value="3528.4404" calcext:value-type="currency">
            <text:p>$3 528,44</text:p>
          </table:table-cell>
          <table:table-cell table:style-name="ce22" table:formula="of:=[.A65]*budgetjour-[.O65]" office:value-type="currency" office:currency="USD" office:value="-8.44039999999995" calcext:value-type="currency">
            <text:p>-$8,4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string" office:string-value="Mimbres" calcext:value-type="string">
            <text:p>Mimbres</text:p>
          </table:table-cell>
          <table:table-cell table:number-columns-repeated="2"/>
          <table:table-cell table:formula="of:=[.F65]+[.E66]" office:value-type="float" office:value="4127" calcext:value-type="float">
            <text:p>4127</text:p>
          </table:table-cell>
          <table:table-cell table:style-name="Default"/>
          <table:table-cell table:formula="of:=[.H65]+[.G66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66]+[.L66]+[.M66]" office:value-type="currency" office:currency="USD" office:value="0" calcext:value-type="currency">
            <text:p>$0,00</text:p>
          </table:table-cell>
          <table:table-cell table:style-name="ce13" table:formula="of:=[.O65]+[.N66]" office:value-type="currency" office:currency="USD" office:value="3528.4404" calcext:value-type="currency">
            <text:p>$3 528,44</text:p>
          </table:table-cell>
          <table:table-cell table:style-name="ce22" table:formula="of:=[.A66]*budgetjour-[.O66]" office:value-type="currency" office:currency="USD" office:value="46.5596000000001" calcext:value-type="currency">
            <text:p>$46,56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4127" calcext:value-type="float">
            <text:p>4127</text:p>
          </table:table-cell>
          <table:table-cell table:style-name="Default"/>
          <table:table-cell table:formula="of:=[.H66]+[.G67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67]+[.L67]+[.M67]" office:value-type="currency" office:currency="USD" office:value="0" calcext:value-type="currency">
            <text:p>$0,00</text:p>
          </table:table-cell>
          <table:table-cell table:style-name="ce13" table:formula="of:=[.O66]+[.N67]" office:value-type="currency" office:currency="USD" office:value="3528.4404" calcext:value-type="currency">
            <text:p>$3 528,44</text:p>
          </table:table-cell>
          <table:table-cell table:style-name="ce22" table:formula="of:=[.A67]*budgetjour-[.O67]" office:value-type="currency" office:currency="USD" office:value="101.5596" calcext:value-type="currency">
            <text:p>$101,56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4127" calcext:value-type="float">
            <text:p>4127</text:p>
          </table:table-cell>
          <table:table-cell table:style-name="Default"/>
          <table:table-cell table:formula="of:=[.H67]+[.G68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68]+[.L68]+[.M68]" office:value-type="currency" office:currency="USD" office:value="0" calcext:value-type="currency">
            <text:p>$0,00</text:p>
          </table:table-cell>
          <table:table-cell table:style-name="ce13" table:formula="of:=[.O67]+[.N68]" office:value-type="currency" office:currency="USD" office:value="3528.4404" calcext:value-type="currency">
            <text:p>$3 528,44</text:p>
          </table:table-cell>
          <table:table-cell table:style-name="ce22" table:formula="of:=[.A68]*budgetjour-[.O68]" office:value-type="currency" office:currency="USD" office:value="156.5596" calcext:value-type="currency">
            <text:p>$156,56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4127" calcext:value-type="float">
            <text:p>4127</text:p>
          </table:table-cell>
          <table:table-cell table:style-name="Default"/>
          <table:table-cell table:formula="of:=[.H68]+[.G69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69]+[.L69]+[.M69]" office:value-type="currency" office:currency="USD" office:value="0" calcext:value-type="currency">
            <text:p>$0,00</text:p>
          </table:table-cell>
          <table:table-cell table:style-name="ce13" table:formula="of:=[.O68]+[.N69]" office:value-type="currency" office:currency="USD" office:value="3528.4404" calcext:value-type="currency">
            <text:p>$3 528,44</text:p>
          </table:table-cell>
          <table:table-cell table:style-name="ce22" table:formula="of:=[.A69]*budgetjour-[.O69]" office:value-type="currency" office:currency="USD" office:value="211.5596" calcext:value-type="currency">
            <text:p>$211,56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4127" calcext:value-type="float">
            <text:p>4127</text:p>
          </table:table-cell>
          <table:table-cell table:style-name="Default"/>
          <table:table-cell table:formula="of:=[.H69]+[.G70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70]+[.L70]+[.M70]" office:value-type="currency" office:currency="USD" office:value="0" calcext:value-type="currency">
            <text:p>$0,00</text:p>
          </table:table-cell>
          <table:table-cell table:style-name="ce13" table:formula="of:=[.O69]+[.N70]" office:value-type="currency" office:currency="USD" office:value="3528.4404" calcext:value-type="currency">
            <text:p>$3 528,44</text:p>
          </table:table-cell>
          <table:table-cell table:style-name="ce22" table:formula="of:=[.A70]*budgetjour-[.O70]" office:value-type="currency" office:currency="USD" office:value="266.5596" calcext:value-type="currency">
            <text:p>$266,56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4127" calcext:value-type="float">
            <text:p>4127</text:p>
          </table:table-cell>
          <table:table-cell table:style-name="Default"/>
          <table:table-cell table:formula="of:=[.H70]+[.G71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71]+[.L71]+[.M71]" office:value-type="currency" office:currency="USD" office:value="0" calcext:value-type="currency">
            <text:p>$0,00</text:p>
          </table:table-cell>
          <table:table-cell table:style-name="ce13" table:formula="of:=[.O70]+[.N71]" office:value-type="currency" office:currency="USD" office:value="3528.4404" calcext:value-type="currency">
            <text:p>$3 528,44</text:p>
          </table:table-cell>
          <table:table-cell table:style-name="ce22" table:formula="of:=[.A71]*budgetjour-[.O71]" office:value-type="currency" office:currency="USD" office:value="321.5596" calcext:value-type="currency">
            <text:p>$321,56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4127" calcext:value-type="float">
            <text:p>4127</text:p>
          </table:table-cell>
          <table:table-cell table:style-name="Default"/>
          <table:table-cell table:formula="of:=[.H71]+[.G72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72]+[.L72]+[.M72]" office:value-type="currency" office:currency="USD" office:value="0" calcext:value-type="currency">
            <text:p>$0,00</text:p>
          </table:table-cell>
          <table:table-cell table:style-name="ce13" table:formula="of:=[.O71]+[.N72]" office:value-type="currency" office:currency="USD" office:value="3528.4404" calcext:value-type="currency">
            <text:p>$3 528,44</text:p>
          </table:table-cell>
          <table:table-cell table:style-name="ce22" table:formula="of:=[.A72]*budgetjour-[.O72]" office:value-type="currency" office:currency="USD" office:value="376.5596" calcext:value-type="currency">
            <text:p>$376,56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4127" calcext:value-type="float">
            <text:p>4127</text:p>
          </table:table-cell>
          <table:table-cell table:style-name="Default"/>
          <table:table-cell table:formula="of:=[.H72]+[.G73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73]+[.L73]+[.M73]" office:value-type="currency" office:currency="USD" office:value="0" calcext:value-type="currency">
            <text:p>$0,00</text:p>
          </table:table-cell>
          <table:table-cell table:style-name="ce13" table:formula="of:=[.O72]+[.N73]" office:value-type="currency" office:currency="USD" office:value="3528.4404" calcext:value-type="currency">
            <text:p>$3 528,44</text:p>
          </table:table-cell>
          <table:table-cell table:style-name="ce22" table:formula="of:=[.A73]*budgetjour-[.O73]" office:value-type="currency" office:currency="USD" office:value="431.5596" calcext:value-type="currency">
            <text:p>$431,56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4127" calcext:value-type="float">
            <text:p>4127</text:p>
          </table:table-cell>
          <table:table-cell table:style-name="Default"/>
          <table:table-cell table:formula="of:=[.H73]+[.G74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74]+[.L74]+[.M74]" office:value-type="currency" office:currency="USD" office:value="0" calcext:value-type="currency">
            <text:p>$0,00</text:p>
          </table:table-cell>
          <table:table-cell table:style-name="ce13" table:formula="of:=[.O73]+[.N74]" office:value-type="currency" office:currency="USD" office:value="3528.4404" calcext:value-type="currency">
            <text:p>$3 528,44</text:p>
          </table:table-cell>
          <table:table-cell table:style-name="ce22" table:formula="of:=[.A74]*budgetjour-[.O74]" office:value-type="currency" office:currency="USD" office:value="486.5596" calcext:value-type="currency">
            <text:p>$486,56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4127" calcext:value-type="float">
            <text:p>4127</text:p>
          </table:table-cell>
          <table:table-cell table:style-name="Default"/>
          <table:table-cell table:formula="of:=[.H74]+[.G75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75]+[.L75]+[.M75]" office:value-type="currency" office:currency="USD" office:value="0" calcext:value-type="currency">
            <text:p>$0,00</text:p>
          </table:table-cell>
          <table:table-cell table:style-name="ce13" table:formula="of:=[.O74]+[.N75]" office:value-type="currency" office:currency="USD" office:value="3528.4404" calcext:value-type="currency">
            <text:p>$3 528,44</text:p>
          </table:table-cell>
          <table:table-cell table:style-name="ce22" table:formula="of:=[.A75]*budgetjour-[.O75]" office:value-type="currency" office:currency="USD" office:value="541.5596" calcext:value-type="currency">
            <text:p>$541,56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4127" calcext:value-type="float">
            <text:p>4127</text:p>
          </table:table-cell>
          <table:table-cell table:style-name="Default"/>
          <table:table-cell table:formula="of:=[.H75]+[.G76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76]+[.L76]+[.M76]" office:value-type="currency" office:currency="USD" office:value="0" calcext:value-type="currency">
            <text:p>$0,00</text:p>
          </table:table-cell>
          <table:table-cell table:style-name="ce13" table:formula="of:=[.O75]+[.N76]" office:value-type="currency" office:currency="USD" office:value="3528.4404" calcext:value-type="currency">
            <text:p>$3 528,44</text:p>
          </table:table-cell>
          <table:table-cell table:style-name="ce22" table:formula="of:=[.A76]*budgetjour-[.O76]" office:value-type="currency" office:currency="USD" office:value="596.5596" calcext:value-type="currency">
            <text:p>$596,56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4127" calcext:value-type="float">
            <text:p>4127</text:p>
          </table:table-cell>
          <table:table-cell table:style-name="Default"/>
          <table:table-cell table:formula="of:=[.H76]+[.G77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78]+[.L78]+[.M77]" office:value-type="currency" office:currency="USD" office:value="0" calcext:value-type="currency">
            <text:p>$0,00</text:p>
          </table:table-cell>
          <table:table-cell table:style-name="ce13" table:formula="of:=[.O76]+[.N77]" office:value-type="currency" office:currency="USD" office:value="3528.4404" calcext:value-type="currency">
            <text:p>$3 528,44</text:p>
          </table:table-cell>
          <table:table-cell table:style-name="ce22" table:formula="of:=[.A77]*budgetjour-[.O77]" office:value-type="currency" office:currency="USD" office:value="651.5596" calcext:value-type="currency">
            <text:p>$651,56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4127" calcext:value-type="float">
            <text:p>4127</text:p>
          </table:table-cell>
          <table:table-cell table:style-name="Default"/>
          <table:table-cell table:formula="of:=[.H77]+[.G78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8]" office:value-type="currency" office:currency="USD" office:value="0" calcext:value-type="currency">
            <text:p>$0,00</text:p>
          </table:table-cell>
          <table:table-cell table:style-name="ce13" table:formula="of:=[.O77]+[.N78]" office:value-type="currency" office:currency="USD" office:value="3528.4404" calcext:value-type="currency">
            <text:p>$3 528,44</text:p>
          </table:table-cell>
          <table:table-cell table:style-name="ce22" table:formula="of:=[.A78]*budgetjour-[.O78]" office:value-type="currency" office:currency="USD" office:value="706.5596" calcext:value-type="currency">
            <text:p>$706,56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4127" calcext:value-type="float">
            <text:p>4127</text:p>
          </table:table-cell>
          <table:table-cell table:style-name="Default"/>
          <table:table-cell table:formula="of:=[.H78]+[.G79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79]+[.L79]+[.M79]" office:value-type="currency" office:currency="USD" office:value="0" calcext:value-type="currency">
            <text:p>$0,00</text:p>
          </table:table-cell>
          <table:table-cell table:style-name="ce13" table:formula="of:=[.O78]+[.N79]" office:value-type="currency" office:currency="USD" office:value="3528.4404" calcext:value-type="currency">
            <text:p>$3 528,44</text:p>
          </table:table-cell>
          <table:table-cell table:style-name="ce22" table:formula="of:=[.A79]*budgetjour-[.O79]" office:value-type="currency" office:currency="USD" office:value="761.5596" calcext:value-type="currency">
            <text:p>$761,56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4127" calcext:value-type="float">
            <text:p>4127</text:p>
          </table:table-cell>
          <table:table-cell table:style-name="Default"/>
          <table:table-cell table:formula="of:=[.H79]+[.G80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80]+[.L80]+[.M80]" office:value-type="currency" office:currency="USD" office:value="0" calcext:value-type="currency">
            <text:p>$0,00</text:p>
          </table:table-cell>
          <table:table-cell table:style-name="ce13" table:formula="of:=[.O79]+[.N80]" office:value-type="currency" office:currency="USD" office:value="3528.4404" calcext:value-type="currency">
            <text:p>$3 528,44</text:p>
          </table:table-cell>
          <table:table-cell table:style-name="ce22" table:formula="of:=[.A80]*budgetjour-[.O80]" office:value-type="currency" office:currency="USD" office:value="816.5596" calcext:value-type="currency">
            <text:p>$816,56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4127" calcext:value-type="float">
            <text:p>4127</text:p>
          </table:table-cell>
          <table:table-cell table:style-name="Default"/>
          <table:table-cell table:formula="of:=[.H80]+[.G81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81]+[.L81]+[.M81]" office:value-type="currency" office:currency="USD" office:value="0" calcext:value-type="currency">
            <text:p>$0,00</text:p>
          </table:table-cell>
          <table:table-cell table:style-name="ce13" table:formula="of:=[.O80]+[.N81]" office:value-type="currency" office:currency="USD" office:value="3528.4404" calcext:value-type="currency">
            <text:p>$3 528,44</text:p>
          </table:table-cell>
          <table:table-cell table:style-name="ce22" table:formula="of:=[.A81]*budgetjour-[.O81]" office:value-type="currency" office:currency="USD" office:value="871.5596" calcext:value-type="currency">
            <text:p>$871,56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127" calcext:value-type="float">
            <text:p>4127</text:p>
          </table:table-cell>
          <table:table-cell table:style-name="Default"/>
          <table:table-cell table:formula="of:=[.H81]+[.G82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82]+[.L82]+[.M82]" office:value-type="currency" office:currency="USD" office:value="0" calcext:value-type="currency">
            <text:p>$0,00</text:p>
          </table:table-cell>
          <table:table-cell table:style-name="ce13" table:formula="of:=[.O81]+[.N82]" office:value-type="currency" office:currency="USD" office:value="3528.4404" calcext:value-type="currency">
            <text:p>$3 528,44</text:p>
          </table:table-cell>
          <table:table-cell table:style-name="ce22" table:formula="of:=[.A82]*budgetjour-[.O82]" office:value-type="currency" office:currency="USD" office:value="926.5596" calcext:value-type="currency">
            <text:p>$926,56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127" calcext:value-type="float">
            <text:p>4127</text:p>
          </table:table-cell>
          <table:table-cell table:style-name="Default"/>
          <table:table-cell table:formula="of:=[.H82]+[.G83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3528.4404" calcext:value-type="currency">
            <text:p>$3 528,44</text:p>
          </table:table-cell>
          <table:table-cell table:style-name="ce22" table:formula="of:=[.A83]*budgetjour-[.O83]" office:value-type="currency" office:currency="USD" office:value="981.5596" calcext:value-type="currency">
            <text:p>$981,56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127" calcext:value-type="float">
            <text:p>4127</text:p>
          </table:table-cell>
          <table:table-cell table:style-name="Default"/>
          <table:table-cell table:formula="of:=[.H83]+[.G84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3528.4404" calcext:value-type="currency">
            <text:p>$3 528,44</text:p>
          </table:table-cell>
          <table:table-cell table:style-name="ce22" table:formula="of:=[.A84]*budgetjour-[.O84]" office:value-type="currency" office:currency="USD" office:value="1036.5596" calcext:value-type="currency">
            <text:p>$1 036,56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127" calcext:value-type="float">
            <text:p>4127</text:p>
          </table:table-cell>
          <table:table-cell table:style-name="Default"/>
          <table:table-cell table:formula="of:=[.H84]+[.G85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3528.4404" calcext:value-type="currency">
            <text:p>$3 528,44</text:p>
          </table:table-cell>
          <table:table-cell table:style-name="ce22" table:formula="of:=[.A85]*budgetjour-[.O85]" office:value-type="currency" office:currency="USD" office:value="1091.5596" calcext:value-type="currency">
            <text:p>$1 091,56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4127" calcext:value-type="float">
            <text:p>4127</text:p>
          </table:table-cell>
          <table:table-cell table:style-name="Default"/>
          <table:table-cell table:formula="of:=[.H85]+[.G86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3528.4404" calcext:value-type="currency">
            <text:p>$3 528,44</text:p>
          </table:table-cell>
          <table:table-cell table:style-name="ce22" table:formula="of:=[.A86]*budgetjour-[.O86]" office:value-type="currency" office:currency="USD" office:value="1146.5596" calcext:value-type="currency">
            <text:p>$1 146,56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4127" calcext:value-type="float">
            <text:p>4127</text:p>
          </table:table-cell>
          <table:table-cell table:style-name="Default"/>
          <table:table-cell table:formula="of:=[.H86]+[.G87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3528.4404" calcext:value-type="currency">
            <text:p>$3 528,44</text:p>
          </table:table-cell>
          <table:table-cell table:style-name="ce22" table:formula="of:=[.A87]*budgetjour-[.O87]" office:value-type="currency" office:currency="USD" office:value="1201.5596" calcext:value-type="currency">
            <text:p>$1 201,56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4127" calcext:value-type="float">
            <text:p>4127</text:p>
          </table:table-cell>
          <table:table-cell table:style-name="Default"/>
          <table:table-cell table:formula="of:=[.H87]+[.G88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3528.4404" calcext:value-type="currency">
            <text:p>$3 528,44</text:p>
          </table:table-cell>
          <table:table-cell table:style-name="ce22" table:formula="of:=[.A88]*budgetjour-[.O88]" office:value-type="currency" office:currency="USD" office:value="1256.5596" calcext:value-type="currency">
            <text:p>$1 256,56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4127" calcext:value-type="float">
            <text:p>4127</text:p>
          </table:table-cell>
          <table:table-cell table:style-name="Default"/>
          <table:table-cell table:formula="of:=[.H88]+[.G89]" office:value-type="float" office:value="18726" calcext:value-type="float">
            <text:p>18726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3528.4404" calcext:value-type="currency">
            <text:p>$3 528,44</text:p>
          </table:table-cell>
          <table:table-cell table:style-name="ce22" table:formula="of:=[.A89]*budgetjour-[.O89]" office:value-type="currency" office:currency="USD" office:value="1311.5596" calcext:value-type="currency">
            <text:p>$1 311,56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number-columns-repeated="7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/>
          <table:table-cell office:value-type="string" calcext:value-type="string">
            <text:p>Pari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office:forms form:automatic-focus="false" form:apply-design-mode="false"/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21:28:04.4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8T20:44:33.907000000</dc:date>
    <meta:editing-duration>P52DT25M</meta:editing-duration>
    <meta:editing-cycles>261</meta:editing-cycles>
    <meta:generator>LibreOffice/7.3.0.3$Windows_X86_64 LibreOffice_project/0f246aa12d0eee4a0f7adcefbf7c878fc2238db3</meta:generator>
    <meta:document-statistic meta:table-count="5" meta:cell-count="1734" meta:object-count="0"/>
    <meta:user-defined meta:name="Info 1"/>
    <meta:user-defined meta:name="Info 2"/>
    <meta:user-defined meta:name="Info 3"/>
    <meta:user-defined meta:name="Info 4"/>
  </office:meta>
</office:document-meta>
</file>